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" svg:font-family="Nuni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list-style-name="LFO4" style:family="paragraph"/>
    <style:style style:name="P14" style:parent-style-name="Standard" style:family="paragraph">
      <style:text-properties fo:font-weight="bold" style:font-weight-asian="bold" style:font-weight-complex="bold"/>
    </style:style>
    <style:style style:name="T15" style:parent-style-name="Fuentedepárrafopredeter." style:family="text">
      <style:text-properties fo:font-weight="bold" style:font-weight-asian="bold" style:font-weight-complex="bold"/>
    </style:style>
    <style:style style:name="T16" style:parent-style-name="Fuentedepárrafopredeter." style:family="text">
      <style:text-properties fo:font-weight="bold" style:font-weight-asian="bold" fo:color="#FF0000"/>
    </style:style>
    <style:style style:name="P17" style:parent-style-name="Standard" style:family="paragraph">
      <style:paragraph-properties fo:text-align="justify" fo:margin-left="0.4923in">
        <style:tab-stops/>
      </style:paragraph-properties>
    </style:style>
    <style:style style:name="P18" style:parent-style-name="Standard" style:family="paragraph">
      <style:paragraph-properties fo:text-align="justify" fo:margin-left="0.4923in">
        <style:tab-stops/>
      </style:paragraph-properties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</office:automatic-styles>
  <office:body>
    <office:text text:use-soft-page-breaks="true">
      <text:p text:style-name="P1"/>
      <text:p text:style-name="P9">Trabajo Autónomo</text:p>
      <text:p text:style-name="Standard"><text:span text:style-name="T10">Nombre:</text:span></text:p>
      <text:p text:style-name="Standard"><text:span text:style-name="T11">Taller:</text:span><text:s/>UML</text:p>
      <text:p text:style-name="P12">Objetivo:</text:p>
      <text:list text:style-name="LFO4" text:continue-numbering="true">
        <text:list-item>
          <text:p text:style-name="P13">Utilizar UML para<text:s/>diseñar el diagrama de casos de uso</text:p>
        </text:list-item>
      </text:list>
      <text:p text:style-name="Standard"/>
      <text:p text:style-name="P14"/>
      <text:p text:style-name="Standard"><text:span text:style-name="T15">Actividad</text:span>:<text:s/><text:span text:style-name="T16">Sistemas de compras por Internet</text:span></text:p>
      <text:p text:style-name="P17">Se quiere desarrollar un software de procesamiento de órdenes de compra on-line para una<text:s/>empresa intermediadora<text:s/>de un conjunto de productos procedentes de diferentes<text:s/>empresas suministradoras. La empresa pública un catálogo de los productos que vende, que es distribuidos entre los<text:s/>clientes (particulares o empresas).</text:p>
      <text:p text:style-name="P18"><text:line-break/>Los clientes encargan los productos, enviando una lista de ellos junto con las órdenes de pago. La empresa complementa las ordenes de pedido y envía los productos a la dirección de los clientes a través de la<text:s/>empresa de mensajería externa. La aplicación software debe mantener la información completa de las órdenes desde que el pedido llega hasta que el producto es enviado.</text:p>
      <text:p text:style-name="P19"/>
      <text:p text:style-name="P20"/>
      <text:p text:style-name="P21"/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unito" svg:font-family="Nuni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inespaciado" style:display-name="Sin espaciado" style:family="paragraph">
      <style:text-properties style:font-name="Calibri" style:font-name-asian="Calibri" style:font-name-complex="Calibri" fo:font-size="11pt" style:font-size-asian="11pt" style:font-size-complex="11pt" fo:language="es" fo:country="ES" style:language-complex="ar" style:country-complex="SA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</style:style>
    <style:style style:name="T3" style:parent-style-name="Fuentedepárrafopredeter." style:family="text">
      <style:text-properties fo:font-weight="bold" style:font-weight-asian="bold" fo:color="#333333" fo:font-size="10pt" style:font-size-asian="10pt" style:font-size-complex="10pt" fo:language="en" fo:country="US" style:language-asian="en" style:country-asian="US" style:language-complex="ar" style:country-complex="SA"/>
    </style:style>
    <style:style style:name="T4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T5" style:parent-style-name="Fuentedepárrafopredeter." style:family="text">
      <style:text-properties fo:font-weight="bold" style:font-weight-asian="bold" fo:color="#333333" fo:font-size="10pt" style:font-size-asian="10pt" style:font-size-complex="10pt"/>
    </style:style>
    <style:style style:name="P6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weight="bold" style:font-weight-asian="bold" fo:color="#333333" fo:font-size="10pt" style:font-size-asian="10pt" style:font-size-complex="10pt"/>
    </style:style>
    <style:style style:name="P7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fo:font-style="italic" style:font-style-asian="italic" style:font-style-complex="italic" fo:color="#333333" fo:font-size="9pt" style:font-size-asian="9pt" style:font-size-complex="9pt"/>
    </style:style>
    <style:style style:name="P8" style:parent-style-name="Encabezado" style:family="paragraph">
      <style:paragraph-properties fo:text-align="end">
        <style:tab-stops>
          <style:tab-stop style:type="left" style:position="2.4895in"/>
          <style:tab-stop style:type="center" style:position="2.9527in"/>
          <style:tab-stop style:type="center" style:position="3.0687in"/>
          <style:tab-stop style:type="right" style:position="5.9055in"/>
          <style:tab-stop style:type="right" style:position="6.1375in"/>
        </style:tab-stops>
      </style:paragraph-properties>
      <style:text-properties style:font-name-asian="Nunito" style:font-name-complex="Calibri" fo:font-style="italic" style:font-style-asian="italic" style:font-style-complex="italic" fo:color="#333333" fo:font-size="9pt" style:font-size-asian="9pt" style:font-size-complex="9pt"/>
    </style:style>
    <style:style style:family="graphic" style:name="a0" style:parent-style-name="Graphics">
      <style:graphic-properties fo:border="none" fo:background-color="transparent" style:wrap="parallel" style:wrap-contour="false" fo:clip="rect(0.3693in, 0in, 0.3535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n2" text:anchor-type="paragraph" svg:x="0.35833in" svg:y="0.06806in" svg:width="1.5866in" svg:height="0.5217in" style:rel-width="scale" style:rel-height="scale"><draw:image xlink:href="media/image1.png" xlink:type="simple" xlink:show="embed" xlink:actuate="onLoad"/><svg:title/><svg:desc/></draw:frame></text:span><text:span text:style-name="T4">FACULTAD DE</text:span><text:span text:style-name="T5"><text:s/>LA ENERGÍA, LAS INDUSTRIAS Y</text:span></text:p>
        <text:p text:style-name="P6">LOS RECURSOS NATURALES NO RENOVABLES</text:p>
        <text:p text:style-name="P7">Carrera de Ingeniería en Sistemas</text:p>
        <text:p text:style-name="P8"><text:bookmark-start text:name="__DdeLink__234_726736877"/>Carrera Computación<text:bookmark-end text:name="__DdeLink__234_726736877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 E N O V O</meta:initial-creator>
    <dc:creator>L E N O V O</dc:creator>
    <meta:creation-date>2022-11-11T22:05:00Z</meta:creation-date>
    <dc:date>2022-11-11T22:06:00Z</dc:date>
    <meta:template xlink:href="Normal" xlink:type="simple"/>
    <meta:editing-cycles>3</meta:editing-cycles>
    <meta:editing-duration>PT60S</meta:editing-duration>
    <meta:document-statistic meta:page-count="1" meta:paragraph-count="1" meta:word-count="126" meta:character-count="846" meta:row-count="6" meta:non-whitespace-character-count="721"/>
  </office:meta>
</office:document-meta>
</file>